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0.7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58.47mm"/>
    </style:style>
    <style:style style:name="co6" style:family="table-column">
      <style:table-column-properties fo:break-before="auto" style:column-width="79.9mm"/>
    </style:style>
    <style:style style:name="co7" style:family="table-column">
      <style:table-column-properties fo:break-before="auto" style:column-width="231.51mm"/>
    </style:style>
    <style:style style:name="co8" style:family="table-column">
      <style:table-column-properties fo:break-before="auto" style:column-width="540.54mm"/>
    </style:style>
    <style:style style:name="co9" style:family="table-column">
      <style:table-column-properties fo:break-before="auto" style:column-width="124.6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ta1" style:family="table" style:master-page-name="PageStyle_5f_Organisation">
      <style:table-properties table:display="true" style:writing-mode="lr-tb"/>
    </style:style>
    <style:style style:name="ta2" style:family="table" style:master-page-name="PageStyle_5f_Architecture">
      <style:table-properties table:display="true" style:writing-mode="lr-tb"/>
    </style:style>
    <style:style style:name="ta3" style:family="table" style:master-page-name="PageStyle_5f_Compilation">
      <style:table-properties table:display="true" style:writing-mode="lr-tb"/>
    </style:style>
    <style:style style:name="ta4" style:family="table" style:master-page-name="PageStyle_5f_Language">
      <style:table-properties table:display="true" style:writing-mode="lr-tb"/>
    </style:style>
    <style:style style:name="ta5" style:family="table" style:master-page-name="PageStyle_5f_Diffusion">
      <style:table-properties table:display="true" style:writing-mode="lr-tb"/>
    </style:style>
    <style:style style:name="ta6" style:family="table" style:master-page-name="PageStyle_5f_Remarques">
      <style:table-properties table:display="true" style:writing-mode="lr-tb"/>
    </style:style>
    <style:style style:name="ta7" style:family="table" style:master-page-name="PageStyle_5f_Personnes_20__21__21_">
      <style:table-properties table:display="true" style:writing-mode="lr-tb"/>
    </style:style>
    <style:style style:name="ce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8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text-position="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3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cccccc" fo:background-color="#ea9999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cccccc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Linked_20_Cell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8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text-position="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0" style:family="table-cell" style:parent-style-name="Excel_20_Built-in_20_Check_20_Cell" style:data-style-name="N0">
      <style:table-cell-properties fo:border-bottom="2.49pt double-thin #3f3f3f" style:border-line-width-bottom="0.18mm 0.53mm 0.18mm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none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  <style:text-properties style:text-position=""/>
    </style:style>
    <style:style style:name="ce31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text-position="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2" style:family="table-cell" style:parent-style-name="Excel_20_Built-in_20_Linked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text-position=""/>
    </style:style>
    <style:style style:name="ce33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text-position="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Excel_20_Built-in_20_Check_20_Cell" style:data-style-name="N0">
      <style:table-cell-properties fo:border-bottom="2.49pt double-thin #3f3f3f" style:border-line-width-bottom="0.18mm 0.53mm 0.18mm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2.49pt double-thin #3f3f3f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text-position="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36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37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none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  <style:text-properties style:text-position=""/>
    </style:style>
    <style:style style:name="ce38" style:family="table-cell" style:parent-style-name="Excel_20_Built-in_20_Check_20_Cell" style:data-style-name="N0">
      <style:table-cell-properties fo:border-bottom="2.49pt double-thin #3f3f3f" style:border-line-width-bottom="0.18mm 0.53mm 0.18mm" style:cell-protect="protected" style:print-content="true" style:diagonal-bl-tr="none" style:diagonal-tl-br="none" style:text-align-source="value-type" style:repeat-content="false" fo:wrap-option="no-wrap" fo:border-left="none" style:direction="ltr" fo:border-right="2.49pt double-thin #3f3f3f" style:border-line-width-right="0.18mm 0.53mm 0.18mm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  <style:text-properties style:text-position=""/>
    </style:style>
    <style:style style:name="ce39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2.49pt double-thin #3f3f3f" style:border-line-width-right="0.18mm 0.53mm 0.18mm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  <style:text-properties style:text-position=""/>
    </style:style>
    <style:style style:name="ce40" style:family="table-cell" style:parent-style-name="Excel_20_Built-in_20_Bad" style:data-style-name="N0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text-position="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4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2.49pt double-thin #3f3f3f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text-position=""/>
    </style:style>
    <style:style style:name="ce4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text-position=""/>
    </style:style>
    <style:style style:name="ce5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t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74pt solid #000000" style:rotation-align="none"/>
    </style:style>
    <style:style style:name="ce54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00b0f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9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cccccc" fo:background-color="#ea9999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cccccc" style:diagonal-bl-tr="none" style:diagonal-tl-br="none" style:text-align-source="value-type" style:repeat-content="false" fo:wrap-option="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Linked_20_Cell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7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9" style:family="table-cell" style:parent-style-name="Excel_20_Built-in_20_Check_20_Cell" style:data-style-name="N0">
      <style:table-cell-properties fo:border-bottom="2.49pt double-thin #3f3f3f" style:border-line-width-bottom="0.18mm 0.53mm 0.18mm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none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</style:style>
    <style:style style:name="ce80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1" style:family="table-cell" style:parent-style-name="Excel_20_Built-in_20_Linked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8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83" style:family="table-cell" style:parent-style-name="Excel_20_Built-in_20_Check_20_Cell" style:data-style-name="N0">
      <style:table-cell-properties fo:border-bottom="2.49pt double-thin #3f3f3f" style:border-line-width-bottom="0.18mm 0.53mm 0.18mm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2.49pt double-thin #3f3f3f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6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none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</style:style>
    <style:style style:name="ce87" style:family="table-cell" style:parent-style-name="Excel_20_Built-in_20_Check_20_Cell" style:data-style-name="N0">
      <style:table-cell-properties fo:border-bottom="2.49pt double-thin #3f3f3f" style:border-line-width-bottom="0.18mm 0.53mm 0.18mm" style:cell-protect="protected" style:print-content="true" style:diagonal-bl-tr="none" style:diagonal-tl-br="none" style:text-align-source="value-type" style:repeat-content="false" fo:wrap-option="no-wrap" fo:border-left="none" style:direction="ltr" fo:border-right="2.49pt double-thin #3f3f3f" style:border-line-width-right="0.18mm 0.53mm 0.18mm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</style:style>
    <style:style style:name="ce88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2.49pt double-thin #3f3f3f" style:border-line-width-right="0.18mm 0.53mm 0.18mm" style:rotation-angle="0" style:rotation-align="none" style:shrink-to-fit="false" fo:border-top="2.49pt double-thin #3f3f3f" style:border-line-width-top="0.18mm 0.53mm 0.18mm" style:vertical-align="bottom" loext:vertical-justify="auto"/>
      <style:paragraph-properties css3t:text-justify="auto" fo:margin-left="0mm" style:writing-mode="page"/>
    </style:style>
    <style:style style:name="ce89" style:family="table-cell" style:parent-style-name="Excel_20_Built-in_20_Bad" style:data-style-name="N0">
      <style:table-cell-properties fo:border-bottom="1.76pt solid #cccccc" style:cell-protect="protected" style:print-content="tru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90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3" style:family="table-cell" style:parent-style-name="Excel_20_Built-in_20_Check_20_Cel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2.49pt double-thin #3f3f3f" style:border-line-width-left="0.18mm 0.53mm 0.18mm" style:direction="ltr" fo:border-right="2.49pt double-thin #3f3f3f" style:border-line-width-right="0.18mm 0.53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5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96" style:family="table-cell" style:parent-style-name="Default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anis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Default"/>
          <table:table-cell office:value-type="string" calcext:value-type="string">
            <text:p>Temps estimé</text:p>
          </table:table-cell>
          <table:table-cell office:value-type="string" calcext:value-type="string">
            <text:p>Temps effectué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 du gitHub, de ses branches et des droit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se à jour de Diagramme de Gant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style-name="ce7"/>
          <table:table-cell office:value-type="string" calcext:value-type="string">
            <text:p>Tâche sur toutes la duré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tallation SonarQube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5"/>
          <table:table-cell table:style-name="ce8"/>
          <table:table-cell office:value-type="string" calcext:value-type="string">
            <text:p>TOD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figuration SonarQub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style-name="ce9"/>
          <table:table-cell office:value-type="string" calcext:value-type="string">
            <text:p>En progress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cument présentant l'installation de SonarQub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  <table:table-cell table:style-name="ce10"/>
          <table:table-cell office:value-type="string" calcext:value-type="string">
            <text:p>Validatio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résentation Généra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11"/>
          <table:table-cell office:value-type="string" calcext:value-type="string">
            <text:p>Fini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onfiguration du Projet PHP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stallation de Jenkins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cument présentant l'installation et la configuration de Jenki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te rendu Réunion 1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te rendu Réunion 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isie des tâches et temps estimé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ésntation g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Répo GitHub + ajout des users + configuration GitHu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figuration Redm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stallation de redmine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figuration du module gitHub dans Jenk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ésentation Egi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se en place de trello ( géstionnaire des tâches 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DF présentation Trell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6" table:formula="of:=SUM([.B2:.B21])" office:value-type="float" office:value="54" calcext:value-type="float">
            <text:p>54</text:p>
          </table:table-cell>
          <table:table-cell table:style-name="ce6" table:formula="of:=SUM([.C2:.C21])" office:value-type="float" office:value="50.5" calcext:value-type="float">
            <text:p>50,5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Default"/>
          <table:table-cell office:value-type="string" calcext:value-type="string">
            <text:p>Temps estimé</text:p>
          </table:table-cell>
          <table:table-cell office:value-type="string" calcext:value-type="string">
            <text:p>Temps effectué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éer des documents pour expliquer votre taches quand elle se rapprorte aux autres groupes ou a l'utilisateu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munication et organisation selon l'avancement avec compilati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ses de décisi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, planification des tâches en cours et futu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nges avec compilation au sujet de la table des symbol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stion des erreurs de compilations liées aux O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/>
          <table:table-cell table:style-name="ce7"/>
          <table:table-cell office:value-type="string" calcext:value-type="string">
            <text:p>Tâche sur toutes la duré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estion du GitHub des pull-reques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/>
          <table:table-cell table:style-name="ce8"/>
          <table:table-cell office:value-type="string" calcext:value-type="string">
            <text:p>TOD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iquer comment utiliser les colorations syntaxique dans les éditeurs ( documentation 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/>
          <table:table-cell table:style-name="ce9"/>
          <table:table-cell office:value-type="string" calcext:value-type="string">
            <text:p>En progress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cumenter le Makefile, ses possibilité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/>
          <table:table-cell table:style-name="ce10"/>
          <table:table-cell office:value-type="string" calcext:value-type="string">
            <text:p>Valid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éer un CmakeLists.t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5"/>
          <table:table-cell table:style-name="ce11"/>
          <table:table-cell office:value-type="string" calcext:value-type="string">
            <text:p>Fin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oration syntaxique sous Cli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ation syntaxique sous sublimeTe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loration Syntaxique sous Kat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st Travis ???????????? 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éorganiser les dossiers dans toutes les branches de Gi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e à jour du fichier de rendu du groupe architectur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oloration syntaxique sous gedi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jout de bibliothèques afin d'améliorer l'écriture du code de traduction entre EZ et C++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réer des fichiers de test avec de fichiers buts afin d'avoir un objectif ( homologation )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estion de la compilation avec les membres des autres groupes ayant des problème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oloration syntaxique sous gedit <text:s text:c="2"/>????????????????????????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tructure ( coloration syntaxique pour kate et kdevelop) ????????????????????????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ructure de fichiers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éorganisation de la procédure d'écriture des tests et organisation <text:s/>entre les différents groupes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jout d'options de compilation pour utiliser certains fichiers tests, pour le groupe compilation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ise en charge des fichiers en entrée et implémentation de la compilation C++ et de ses option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rectiosn module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des fichiers README.md dans chaque dossier pour expliquer son contenu et son interê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tions de compilation, pour Ezc et g++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de la fonction "main()" permettant de prendre en compte les options de compilati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ésentation du travail sur les bibliothèques aux autres groupe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se à jour du résumé du travail d'architectur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tégration de Travis ??????????????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de la première structur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olution de la structure de dossiers. Prise en compte des remarques du Groupe ( compilation et corrections 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hanges avec languages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riture d'un résumé du travail d'architecture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emier Makefile fofnctionnel sans modul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tion du MakeFile pour ajouter facilement dépendances &amp; modul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de l'aide en invite de command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Création de l'import des bibliothèques dans les fichiers EZL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tion" table:style-name="ta3"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Default"/>
          <table:table-cell office:value-type="string" calcext:value-type="string">
            <text:p>Temps estimé</text:p>
          </table:table-cell>
          <table:table-cell office:value-type="string" calcext:value-type="string">
            <text:p>Temps effectué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lques réparations de bug et amélioration de cod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7"/>
          <table:table-cell office:value-type="string" calcext:value-type="string">
            <text:p>Tâche sur toutes la duré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mmenter le code de façon claire et lisibl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8"/>
          <table:table-cell office:value-type="string" calcext:value-type="string">
            <text:p>TOD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jout de cast dans l'analyseu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  <table:table-cell table:style-name="ce9"/>
          <table:table-cell office:value-type="string" calcext:value-type="string">
            <text:p>En progre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jout de l'instrction when dans l'analyseu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rection analyseu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11"/>
          <table:table-cell office:value-type="string" calcext:value-type="string">
            <text:p>Fini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Correction Classe Arra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mplémentation des classes parties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mplémentation de la classe instruction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mplémentation de la classe when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Rédiger les documents relatifs au cheminement de notre progression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mplémentation des méthodes de traduction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estion des fichiers de test de traduction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orrection module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Implémentation de la table portée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Implémentation des classes ( array, boucle, condition ) ???????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Impléntation des classes de déclaration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éfinition des opérateurs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plémentation classe opérateur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riture Bison et Lex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rection Classe Operator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mplémentation des classes ( array, boucle, condition ) ???????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plémentation classes <text:s/>( comp_range_repeat_while )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riture bases classes (comp_base_classes )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rrection Erreur Classe instruction</text:p>
          </table:table-cell>
          <table:table-cell table:style-name="ce15" office:value-type="float" office:value="0.17" calcext:value-type="float">
            <text:p>0,1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duction du programme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mplémentation symbole ( comp_tab_symb)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jouter la reconnaissance d'appel de méthode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guage" table:style-name="ta4"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Default"/>
          <table:table-cell office:value-type="string" calcext:value-type="string">
            <text:p>Temps estimé</text:p>
          </table:table-cell>
          <table:table-cell office:value-type="string" calcext:value-type="string">
            <text:p>Temps effectué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tion des documents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4"/>
          <table:table-cell table:style-name="ce7"/>
          <table:table-cell office:value-type="string" calcext:value-type="string">
            <text:p>Tâche sur toutes la duré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Organisation des tests avec groupe compilation et architectur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8"/>
          <table:table-cell office:value-type="string" calcext:value-type="string">
            <text:p>TOD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mes detest des types de bases/regex/litteraux numérique /constant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9"/>
          <table:table-cell office:value-type="string" calcext:value-type="string">
            <text:p>En progre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utres foncctions ( assert , chrono 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réation du programme de démonstratio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11"/>
          <table:table-cell office:value-type="string" calcext:value-type="string">
            <text:p>Fin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rogrammes test sur la déclaration et l'appel de fonctions / procédur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gramme avec des exemples d'utilisation de programmes et modules en EZ et traduction cpp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ogrammes de test sur les conteneurs en EZ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Exceptions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éfinition de la classe File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En attente de validation …??????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ogrammes test sur les boucles itérative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Création des exemples en EZL / C++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ogrammes de démonstration sur les opérateur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rogrammes test sur les boucles conditionnelles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ray_correction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ctor_correction</text:p>
          </table:table-cell>
          <table:table-cell table:style-name="ce16" office:value-type="float" office:value="0.5" calcext:value-type="float">
            <text:p>0,5</text:p>
          </table:table-cell>
          <table:table-cell table:style-name="ce17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st_correction / Map_correction / set_Correction</text:p>
          </table:table-cell>
          <table:table-cell table:style-name="ce16" office:value-type="float" office:value="0.25" calcext:value-type="float">
            <text:p>0,25</text:p>
          </table:table-cell>
          <table:table-cell table:style-name="ce17" office:value-type="float" office:value="0.25" calcext:value-type="float">
            <text:p>0,25</text:p>
          </table:table-cell>
          <table:table-cell/>
          <table:table-cell office:value-type="string" calcext:value-type="string">
            <text:p>3 tâch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ap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e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.5" calcext:value-type="float">
            <text:p>1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st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ector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ray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onctions sur les strings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clusion des modules dans un programm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rguments du programme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ules, programme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littéraux numériqu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stant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expressions régulières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ypes de base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ng_creation_classe ( constructeurs , destructeurs, surchargé 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ntaxe des instructions : boucles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rcharge d'opérateurs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yntaxe des instructions : fonction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yntaxe des instructions : déclaration des flux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éunion 1</text:p>
          </table:table-cell>
          <table:table-cell table:number-columns-repeated="2" table:style-name="ce17" office:value-type="float" office:value="0.5" calcext:value-type="float">
            <text:p>0,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éunion 2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éunion 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te rendu Réunion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érateurs logiqu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érateurs d'affectation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accesseur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constructeur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destructeur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érateurs arithmétiques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 surcharge de lafonction d'affichag prin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mutateur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opérateurs de comparaison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s données et fonction membres statiqu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érateurs d'incrémentation / décrémentation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érateurs de chaines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a surcharges des opérateur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iorité des opérateurs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ération de cast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usion" table:style-name="ta5"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4" table:default-cell-style-name="Default"/>
        <table:table-row table:style-name="ro1">
          <table:table-cell table:style-name="Default"/>
          <table:table-cell office:value-type="string" calcext:value-type="string">
            <text:p>Temps estimé</text:p>
          </table:table-cell>
          <table:table-cell office:value-type="string" calcext:value-type="string">
            <text:p>Temps effectué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rmation Symphony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  <table:table-cell table:style-name="ce7"/>
          <table:table-cell office:value-type="string" calcext:value-type="string">
            <text:p>Tâche sur toutes la duré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ont-End : Rich Tex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8"/>
          <table:table-cell office:value-type="string" calcext:value-type="string">
            <text:p>TOD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ont Edition des objets "Page"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9"/>
          <table:table-cell office:value-type="string" calcext:value-type="string">
            <text:p>En progress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ront Edition / Creation des objects "Fonction"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office:value-type="string" calcext:value-type="string">
            <text:p>Validati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ire le menu adm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/>
          <table:table-cell table:style-name="ce11"/>
          <table:table-cell office:value-type="string" calcext:value-type="string">
            <text:p>Fin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ire la page de profil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ont-End : Page Tutorial <text:s/>( Partie Public 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page de création des objets " catégorie"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Liste Tutorial + Formulaire creation / Edition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ont-End: Responsive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Back-End : Création des tests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Documentation en Français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Traduction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-End : refactoring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ont-End : Page d'accueil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ont : liste des objets " Page "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ont end : Page recherche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mplate : Mail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des tutorials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eption de la base de données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k-End : Contact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k-End : Création de données de <text:s/>test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ack-End : Modification et Suppression des fonctions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nt-End : Page contact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nt-End : Layout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ront-End : Affichage de la page de fonction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ification de Bootstrap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de la page d'accueil et du module de traduction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réation et liste <text:s/>de objets " Catégorie "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k-End : Service recherche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k-End : Liste des fonction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ack-End : Affichage Page fonction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arques" table:style-name="ta6">
        <table:table-column table:style-name="co8" table:default-cell-style-name="Default"/>
        <table:table-column table:style-name="co4" table:number-columns-repeated="1023" table:default-cell-style-name="Default"/>
        <table:table-row table:style-name="ro1">
          <table:table-cell office:value-type="string" calcext:value-type="string">
            <text:p>Remarque ( Architecture ) :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Pensez à ajouter le temps estimé et réalisé pour les tâches sur toute la durée du Projet les TODO ainsi que les tâches assignée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dondance des tâches ( progression + validation ) Ex : Coloration syntatwique Gedi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Pourquoi travis CI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certaines tâches ne sont pas encore terminé !! Et je pense qu'il sera préférable de les garder parmi les tâches sur toute la durée <text:s text:c="2"/>ex : Echange équipe language</text:p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Seulement pour les tâches en progression : En plus du temps estimée, il faut ajouter le temps passé et le temps nécessaire pour terminé la tâche !! ( estimé aussi )…..; une fois le reste = 0 alors on déplace la tâche dans la colonne ( validation ou fini )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s !!" table:style-name="ta7">
        <office:forms form:automatic-focus="false" form:apply-design-mode="false"/>
        <table:table-column table:style-name="co9" table:default-cell-style-name="Default"/>
        <table:table-column table:style-name="co4" table:number-columns-repeated="1023" table:default-cell-style-name="Default"/>
        <table:table-row table:style-name="ro3">
          <table:table-cell table:style-name="ce22" office:value-type="string" calcext:value-type="string">
            <text:p>Architecture</text:p>
          </table:table-cell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31"/>
          <table:table-cell table:style-name="ce22" table:number-columns-repeated="10"/>
          <table:table-cell table:number-columns-repeated="1004"/>
        </table:table-row>
        <table:table-row table:style-name="ro4">
          <table:table-cell table:style-name="ce23" office:value-type="string" calcext:value-type="string">
            <text:p>David Florian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4" office:value-type="float" office:value="1.5" calcext:value-type="float">
            <text:p>1,5</text:p>
          </table:table-cell>
          <table:table-cell table:number-columns-repeated="10"/>
          <table:table-cell table:formula="of:=SUM([.B2:.T2])" office:value-type="float" office:value="9.5" calcext:value-type="float">
            <text:p>9,5</text:p>
          </table:table-cell>
          <table:table-cell table:number-columns-repeated="1003"/>
        </table:table-row>
        <table:table-row table:style-name="ro4">
          <table:table-cell table:style-name="ce24" office:value-type="string" calcext:value-type="string">
            <text:p>De Leeuw Valerian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0"/>
          <table:table-cell table:formula="of:=SUM([.B3:.T3])" office:value-type="float" office:value="10.5" calcext:value-type="float">
            <text:p>10,5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Barry Mamadou Bhoy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15"/>
          <table:table-cell table:formula="of:=SUM([.B4:.T4])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Charlot Rodolph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12"/>
          <table:table-cell table:formula="of:=SUM([.B5:.T5])" office:value-type="float" office:value="21" calcext:value-type="float">
            <text:p>21</text:p>
          </table:table-cell>
          <table:table-cell table:number-columns-repeated="1003"/>
        </table:table-row>
        <table:table-row table:style-name="ro4">
          <table:table-cell table:style-name="ce24" office:value-type="string" calcext:value-type="string">
            <text:p>Le Fol Alexandr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3"/>
          <table:table-cell table:formula="of:=SUM([.B6:.T6])" office:value-type="float" office:value="20" calcext:value-type="float">
            <text:p>20</text:p>
          </table:table-cell>
          <table:table-cell table:number-columns-repeated="1003"/>
        </table:table-row>
        <table:table-row table:style-name="ro3">
          <table:table-cell table:style-name="ce22" office:value-type="string" calcext:value-type="string">
            <text:p>Organisation</text:p>
          </table:table-cell>
          <table:table-cell table:style-name="ce29" table:number-columns-repeated="19"/>
          <table:table-cell table:number-columns-repeated="1004"/>
        </table:table-row>
        <table:table-row table:style-name="ro5">
          <table:table-cell table:style-name="ce23" office:value-type="string" calcext:value-type="string">
            <text:p>El Blidi Abdelouahed</text:p>
          </table:table-cell>
          <table:table-cell table:style-name="ce30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.5" calcext:value-type="float">
            <text:p>0,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4"/>
          <table:table-cell table:formula="of:=SUM([.B8:.T8])" office:value-type="float" office:value="14" calcext:value-type="float">
            <text:p>14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Caselles Adrien</text:p>
          </table:table-cell>
          <table:table-cell table:style-name="ce30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,3</text:p>
          </table:table-cell>
          <table:table-cell/>
          <table:table-cell table:formula="of:=SUM([.B9:.T9])" office:value-type="float" office:value="58.3" calcext:value-type="float">
            <text:p>58,3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Naji Ibtissam</text:p>
          </table:table-cell>
          <table:table-cell table:style-name="ce28" office:value-type="float" office:value="0.5" calcext:value-type="float">
            <text:p>0,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46" office:value-type="float" office:value="0.5" calcext:value-type="float">
            <text:p>0,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6"/>
          <table:table-cell table:formula="of:=SUM([.B10:.T10])" office:value-type="float" office:value="31" calcext:value-type="float">
            <text:p>31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Zalarhe Sar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0.3" calcext:value-type="float">
            <text:p>0,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2"/>
          <table:table-cell table:formula="of:=SUM([.B11:.T11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3">
          <table:table-cell table:style-name="ce22" office:value-type="string" calcext:value-type="string">
            <text:p>Langage</text:p>
          </table:table-cell>
          <table:table-cell table:style-name="ce31" table:number-columns-repeated="3"/>
          <table:table-cell table:style-name="ce33"/>
          <table:table-cell table:style-name="ce31" table:number-columns-repeated="2"/>
          <table:table-cell table:style-name="ce33"/>
          <table:table-cell table:style-name="ce22" table:number-columns-repeated="12"/>
          <table:table-cell table:number-columns-repeated="1004"/>
        </table:table-row>
        <table:table-row table:style-name="ro4">
          <table:table-cell table:style-name="ce25" office:value-type="string" calcext:value-type="string">
            <text:p>Benhoud Hossam-Eddine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.5" calcext:value-type="float">
            <text:p>3,5</text:p>
          </table:table-cell>
          <table:table-cell table:style-name="ce42" office:value-type="float" office:value="0.5" calcext:value-type="float">
            <text:p>0,5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3"/>
          <table:table-cell table:formula="of:=SUM([.B13:.T13])" office:value-type="float" office:value="13" calcext:value-type="float">
            <text:p>13</text:p>
          </table:table-cell>
          <table:table-cell table:number-columns-repeated="1003"/>
        </table:table-row>
        <table:table-row table:style-name="ro4">
          <table:table-cell table:style-name="ce26" office:value-type="string" calcext:value-type="string">
            <text:p>Andrès Hervé</text:p>
          </table:table-cell>
          <table:table-cell table:style-name="ce4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number-columns-repeated="2" table:style-name="ce35" office:value-type="float" office:value="10" calcext:value-type="float">
            <text:p>1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0.5" calcext:value-type="float">
            <text:p>0,5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number-columns-repeated="8"/>
          <table:table-cell table:formula="of:=SUM([.B14:.T14])" office:value-type="float" office:value="26.5" calcext:value-type="float">
            <text:p>26,5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Amzil Fatim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0.25" calcext:value-type="float">
            <text:p>0,25</text:p>
          </table:table-cell>
          <table:table-cell table:style-name="ce35" office:value-type="float" office:value="0.5" calcext:value-type="float">
            <text:p>0,5</text:p>
          </table:table-cell>
          <table:table-cell table:style-name="ce35" office:value-type="float" office:value="1.5" calcext:value-type="float">
            <text:p>1,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5"/>
          <table:table-cell table:formula="of:=SUM([.B15:.T15])" office:value-type="float" office:value="24.25" calcext:value-type="float">
            <text:p>24,25</text:p>
          </table:table-cell>
          <table:table-cell table:number-columns-repeated="1003"/>
        </table:table-row>
        <table:table-row table:style-name="ro5">
          <table:table-cell table:style-name="ce26" office:value-type="string" calcext:value-type="string">
            <text:p>Benmoumen Driss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5" calcext:value-type="float">
            <text:p>5</text:p>
          </table:table-cell>
          <table:table-cell table:style-name="ce43" office:value-type="float" office:value="0.5" calcext:value-type="float">
            <text:p>0,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8"/>
          <table:table-cell table:formula="of:=SUM([.B16:.T16])" office:value-type="float" office:value="38" calcext:value-type="float">
            <text:p>38</text:p>
          </table:table-cell>
          <table:table-cell table:number-columns-repeated="1003"/>
        </table:table-row>
        <table:table-row table:style-name="ro5">
          <table:table-cell table:style-name="ce26" office:value-type="string" calcext:value-type="string">
            <text:p>Troysi Morgane</text:p>
          </table:table-cell>
          <table:table-cell table:style-name="ce28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3" office:value-type="float" office:value="0.5" calcext:value-type="float">
            <text:p>0,5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/>
          <table:table-cell table:formula="of:=SUM([.B17:.T17])" office:value-type="float" office:value="29.5" calcext:value-type="float">
            <text:p>29,5</text:p>
          </table:table-cell>
          <table:table-cell table:number-columns-repeated="1003"/>
        </table:table-row>
        <table:table-row table:style-name="ro3">
          <table:table-cell table:style-name="ce22" office:value-type="string" calcext:value-type="string">
            <text:p>Compilateur</text:p>
          </table:table-cell>
          <table:table-cell table:style-name="ce33" table:number-columns-repeated="2"/>
          <table:table-cell table:style-name="ce40" table:number-columns-repeated="14"/>
          <table:table-cell table:style-name="ce22" table:number-columns-repeated="3"/>
          <table:table-cell table:number-columns-repeated="1004"/>
        </table:table-row>
        <table:table-row table:style-name="ro4">
          <table:table-cell table:style-name="ce25" office:value-type="string" calcext:value-type="string">
            <text:p>Noel Florentin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6" calcext:value-type="float">
            <text:p>0,16</text:p>
          </table:table-cell>
          <table:table-cell table:number-columns-repeated="17"/>
          <table:table-cell table:formula="of:=SUM([.B19:.T19])" office:value-type="float" office:value="20.16" calcext:value-type="float">
            <text:p>20,16</text:p>
          </table:table-cell>
          <table:table-cell table:number-columns-repeated="1003"/>
        </table:table-row>
        <table:table-row table:style-name="ro4">
          <table:table-cell table:style-name="ce24" office:value-type="string" calcext:value-type="string">
            <text:p>Badri Kamal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7"/>
          <table:table-cell table:formula="of:=SUM([.B20:.T20])" office:value-type="float" office:value="3" calcext:value-type="float">
            <text:p>3</text:p>
          </table:table-cell>
          <table:table-cell table:number-columns-repeated="1003"/>
        </table:table-row>
        <table:table-row table:style-name="ro4">
          <table:table-cell table:style-name="ce24" office:value-type="string" calcext:value-type="string">
            <text:p>Garnier Antoine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/>
          <table:table-cell table:formula="of:=SUM([.B21:.T21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Ginisty Valentin</text:p>
          </table:table-cell>
          <table:table-cell table:style-name="ce28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table:formula="of:=SUM([.B22:.T22])" office:value-type="float" office:value="8" calcext:value-type="float">
            <text:p>8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El Faqir Ismail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17"/>
          <table:table-cell table:formula="of:=SUM([.B23:.T23])" office:value-type="float" office:value="4" calcext:value-type="float">
            <text:p>4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Rouineb Hamza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7"/>
          <table:table-cell table:formula="of:=SUM([.B24:.T24])"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Benjbara Adam</text:p>
          </table:table-cell>
          <table:table-cell table:style-name="ce2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4"/>
          <table:table-cell table:formula="of:=SUM([.B25:.T25])" office:value-type="float" office:value="13" calcext:value-type="float">
            <text:p>13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Johan Defaye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7"/>
          <table:table-cell table:formula="of:=SUM([.B26:.T26])" office:value-type="float" office:value="12" calcext:value-type="float">
            <text:p>12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zakariae lahyani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8"/>
          <table:table-cell table:formula="of:=SUM([.B27:.T27])"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table:style-name="ce22" office:value-type="string" calcext:value-type="string">
            <text:p>Diffusion</text:p>
          </table:table-cell>
          <table:table-cell table:style-name="ce31"/>
          <table:table-cell table:style-name="ce22" table:number-columns-repeated="2"/>
          <table:table-cell table:style-name="ce31" table:number-columns-repeated="3"/>
          <table:table-cell table:style-name="ce22" table:number-columns-repeated="13"/>
          <table:table-cell table:number-columns-repeated="1004"/>
        </table:table-row>
        <table:table-row table:style-name="ro5">
          <table:table-cell table:style-name="ce25" office:value-type="string" calcext:value-type="string">
            <text:p>Guiougou Kenny</text:p>
          </table:table-cell>
          <table:table-cell table:style-name="ce4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13"/>
          <table:table-cell table:formula="of:=SUM([.B29:.T29])" office:value-type="float" office:value="19.5" calcext:value-type="float">
            <text:p>19,5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Chevallier Enzo</text:p>
          </table:table-cell>
          <table:table-cell table:style-name="ce34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3"/>
          <table:table-cell table:formula="of:=SUM([.B30:.T30])" office:value-type="float" office:value="27" calcext:value-type="float">
            <text:p>27</text:p>
          </table:table-cell>
          <table:table-cell table:number-columns-repeated="1003"/>
        </table:table-row>
        <table:table-row table:style-name="ro5">
          <table:table-cell table:style-name="ce24" office:value-type="string" calcext:value-type="string">
            <text:p>Bourbon Mathieu</text:p>
          </table:table-cell>
          <table:table-cell table:style-name="ce30" office:value-type="float" office:value="5" calcext:value-type="float">
            <text:p>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15"/>
          <table:table-cell table:formula="of:=SUM([.B31:.T31])" office:value-type="float" office:value="7.9" calcext:value-type="float">
            <text:p>7,9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43"/>
          <table:table-cell office:value-type="string" calcext:value-type="string">
            <text:p>durée de la réunio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4"/>
          <table:table-cell office:value-type="string" calcext:value-type="string">
            <text:p>tâche en cour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tâche finie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la durée de la tâche est <text:s/>inconnue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02:31:57.092234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sation" style:display-name="PageStyle_Organ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ilation" style:display-name="PageStyle_Compi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hitecture" style:display-name="PageStyle_Architect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ffusion" style:display-name="PageStyle_Diffu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nguage" style:display-name="PageStyle_Langu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nnes_20__21__21_" style:display-name="PageStyle_Personnes !!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marques" style:display-name="PageStyle_Remarqu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el</meta:initial-creator>
    <meta:creation-date>2017-01-09T08:15:41</meta:creation-date>
    <dc:date>2017-02-12T02:33:04.176463608</dc:date>
    <meta:generator>LibreOffice/5.1.4.2$Linux_X86_64 LibreOffice_project/10m0$Build-2</meta:generator>
    <meta:editing-duration>PT13H59M21S</meta:editing-duration>
    <meta:editing-cycles>2</meta:editing-cycles>
    <meta:document-statistic meta:table-count="7" meta:cell-count="8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